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Historique" style:family="table">
      <style:table-properties style:width="17cm" table:align="margins"/>
    </style:style>
    <style:style style:name="Historique.A" style:family="table-column">
      <style:table-column-properties style:column-width="2.54cm" style:rel-column-width="9791*"/>
    </style:style>
    <style:style style:name="Historique.B" style:family="table-column">
      <style:table-column-properties style:column-width="2.304cm" style:rel-column-width="8880*"/>
    </style:style>
    <style:style style:name="Historique.C" style:family="table-column">
      <style:table-column-properties style:column-width="3.918cm" style:rel-column-width="15102*"/>
    </style:style>
    <style:style style:name="Historique.D" style:family="table-column">
      <style:table-column-properties style:column-width="8.239cm" style:rel-column-width="31762*"/>
    </style:style>
    <style:style style:name="Historique.A1" style:family="table-cell">
      <style:table-cell-properties style:vertical-align="" fo:background-color="#cc9966" fo:padding="0.097cm" fo:border-left="0.05pt solid #000000" fo:border-right="none" fo:border-top="0.05pt solid #000000" fo:border-bottom="0.05pt solid #000000">
        <style:background-image/>
      </style:table-cell-properties>
    </style:style>
    <style:style style:name="Historique.B1" style:family="table-cell">
      <style:table-cell-properties fo:background-color="#cc9966" fo:padding="0.097cm" fo:border-left="0.05pt solid #000000" fo:border-right="none" fo:border-top="0.05pt solid #000000" fo:border-bottom="0.05pt solid #000000">
        <style:background-image/>
      </style:table-cell-properties>
    </style:style>
    <style:style style:name="Historique.C1" style:family="table-cell">
      <style:table-cell-properties fo:background-color="#cc9966" fo:padding="0.097cm" fo:border-left="0.05pt solid #000000" fo:border-right="none" fo:border-top="0.05pt solid #000000" fo:border-bottom="0.05pt solid #000000">
        <style:background-image/>
      </style:table-cell-properties>
    </style:style>
    <style:style style:name="Historique.D1" style:family="table-cell">
      <style:table-cell-properties fo:background-color="#cc9966" fo:padding="0.097cm" fo:border="0.05pt solid #000000">
        <style:background-image/>
      </style:table-cell-properties>
    </style:style>
    <style:style style:name="Historique.A2" style:family="table-cell">
      <style:table-cell-properties fo:padding="0.097cm" fo:border-left="0.05pt solid #000000" fo:border-right="none" fo:border-top="none" fo:border-bottom="0.05pt solid #000000"/>
    </style:style>
    <style:style style:name="Historique.B2" style:family="table-cell">
      <style:table-cell-properties fo:padding="0.097cm" fo:border-left="0.05pt solid #000000" fo:border-right="none" fo:border-top="none" fo:border-bottom="0.05pt solid #000000"/>
    </style:style>
    <style:style style:name="Historique.C2" style:family="table-cell">
      <style:table-cell-properties fo:padding="0.097cm" fo:border-left="0.05pt solid #000000" fo:border-right="none" fo:border-top="none" fo:border-bottom="0.05pt solid #000000"/>
    </style:style>
    <style:style style:name="Historique.D2" style:family="table-cell">
      <style:table-cell-properties fo:padding="0.097cm" fo:border-left="0.05pt solid #000000" fo:border-right="0.05pt solid #000000" fo:border-top="none" fo:border-bottom="0.05pt solid #000000"/>
    </style:style>
    <style:style style:name="Historique.A3" style:family="table-cell">
      <style:table-cell-properties fo:padding="0.097cm" fo:border-left="0.05pt solid #000000" fo:border-right="none" fo:border-top="none" fo:border-bottom="0.05pt solid #000000"/>
    </style:style>
    <style:style style:name="Historique.B3" style:family="table-cell">
      <style:table-cell-properties fo:padding="0.097cm" fo:border-left="0.05pt solid #000000" fo:border-right="none" fo:border-top="none" fo:border-bottom="0.05pt solid #000000"/>
    </style:style>
    <style:style style:name="Historique.C3" style:family="table-cell">
      <style:table-cell-properties fo:padding="0.097cm" fo:border-left="0.05pt solid #000000" fo:border-right="none" fo:border-top="none" fo:border-bottom="0.05pt solid #000000"/>
    </style:style>
    <style:style style:name="Historique.D3" style:family="table-cell">
      <style:table-cell-properties fo:padding="0.097cm" fo:border-left="0.05pt solid #000000" fo:border-right="0.05pt solid #000000" fo:border-top="none" fo:border-bottom="0.05pt solid #000000"/>
    </style:style>
    <style:style style:name="Historique.A4" style:family="table-cell">
      <style:table-cell-properties fo:padding="0.097cm" fo:border-left="0.05pt solid #000000" fo:border-right="none" fo:border-top="none" fo:border-bottom="0.05pt solid #000000"/>
    </style:style>
    <style:style style:name="Historique.B4" style:family="table-cell">
      <style:table-cell-properties fo:padding="0.097cm" fo:border-left="0.05pt solid #000000" fo:border-right="none" fo:border-top="none" fo:border-bottom="0.05pt solid #000000"/>
    </style:style>
    <style:style style:name="Historique.C4" style:family="table-cell">
      <style:table-cell-properties fo:padding="0.097cm" fo:border-left="0.05pt solid #000000" fo:border-right="none" fo:border-top="none" fo:border-bottom="0.05pt solid #000000"/>
    </style:style>
    <style:style style:name="Historique.D4" style:family="table-cell">
      <style:table-cell-properties fo:padding="0.097cm" fo:border-left="0.05pt solid #000000" fo:border-right="0.05pt solid #000000" fo:border-top="none" fo:border-bottom="0.05pt solid #000000"/>
    </style:style>
    <style:style style:name="Historique.A5" style:family="table-cell">
      <style:table-cell-properties fo:padding="0.097cm" fo:border-left="0.05pt solid #000000" fo:border-right="none" fo:border-top="none" fo:border-bottom="0.05pt solid #000000"/>
    </style:style>
    <style:style style:name="Historique.B5" style:family="table-cell">
      <style:table-cell-properties fo:padding="0.097cm" fo:border-left="0.05pt solid #000000" fo:border-right="none" fo:border-top="none" fo:border-bottom="0.05pt solid #000000"/>
    </style:style>
    <style:style style:name="Historique.C5" style:family="table-cell">
      <style:table-cell-properties fo:padding="0.097cm" fo:border-left="0.05pt solid #000000" fo:border-right="none" fo:border-top="none" fo:border-bottom="0.05pt solid #000000"/>
    </style:style>
    <style:style style:name="Historique.D5" style:family="table-cell">
      <style:table-cell-properties fo:padding="0.097cm" fo:border-left="0.05pt solid #000000" fo:border-right="0.05pt solid #000000" fo:border-top="none" fo:border-bottom="0.05pt solid #000000"/>
    </style:style>
    <style:style style:name="Historique.A6" style:family="table-cell">
      <style:table-cell-properties fo:padding="0.097cm" fo:border-left="0.05pt solid #000000" fo:border-right="none" fo:border-top="none" fo:border-bottom="0.05pt solid #000000"/>
    </style:style>
    <style:style style:name="Historique.B6" style:family="table-cell">
      <style:table-cell-properties fo:padding="0.097cm" fo:border-left="0.05pt solid #000000" fo:border-right="none" fo:border-top="none" fo:border-bottom="0.05pt solid #000000"/>
    </style:style>
    <style:style style:name="Historique.C6" style:family="table-cell">
      <style:table-cell-properties fo:padding="0.097cm" fo:border-left="0.05pt solid #000000" fo:border-right="none" fo:border-top="none" fo:border-bottom="0.05pt solid #000000"/>
    </style:style>
    <style:style style:name="Historique.D6" style:family="table-cell">
      <style:table-cell-properties fo:padding="0.097cm" fo:border-left="0.05pt solid #000000" fo:border-right="0.05pt solid #000000" fo:border-top="none" fo:border-bottom="0.05pt solid #000000"/>
    </style:style>
    <style:style style:name="Historique.A7" style:family="table-cell">
      <style:table-cell-properties fo:padding="0.097cm" fo:border-left="0.05pt solid #000000" fo:border-right="none" fo:border-top="none" fo:border-bottom="0.05pt solid #000000"/>
    </style:style>
    <style:style style:name="Historique.B7" style:family="table-cell">
      <style:table-cell-properties fo:padding="0.097cm" fo:border-left="0.05pt solid #000000" fo:border-right="none" fo:border-top="none" fo:border-bottom="0.05pt solid #000000"/>
    </style:style>
    <style:style style:name="Historique.C7" style:family="table-cell">
      <style:table-cell-properties fo:padding="0.097cm" fo:border-left="0.05pt solid #000000" fo:border-right="none" fo:border-top="none" fo:border-bottom="0.05pt solid #000000"/>
    </style:style>
    <style:style style:name="Historique.D7" style:family="table-cell">
      <style:table-cell-properties fo:padding="0.097cm" fo:border-left="0.05pt solid #000000" fo:border-right="0.05pt solid #000000" fo:border-top="none" fo:border-bottom="0.05pt solid #000000"/>
    </style:style>
    <style:style style:name="Organisation" style:family="table">
      <style:table-properties style:width="17cm" table:align="margins"/>
    </style:style>
    <style:style style:name="Organisation.A" style:family="table-column">
      <style:table-column-properties style:column-width="2.738cm" style:rel-column-width="10553*"/>
    </style:style>
    <style:style style:name="Organisation.B" style:family="table-column">
      <style:table-column-properties style:column-width="5.039cm" style:rel-column-width="19426*"/>
    </style:style>
    <style:style style:name="Organisation.C" style:family="table-column">
      <style:table-column-properties style:column-width="9.223cm" style:rel-column-width="35556*"/>
    </style:style>
    <style:style style:name="Organisation.A1" style:family="table-cell">
      <style:table-cell-properties fo:background-color="#cc9966" fo:padding="0.097cm" fo:border-left="0.05pt solid #000000" fo:border-right="none" fo:border-top="0.05pt solid #000000" fo:border-bottom="0.05pt solid #000000">
        <style:background-image/>
      </style:table-cell-properties>
    </style:style>
    <style:style style:name="Organisation.C1" style:family="table-cell">
      <style:table-cell-properties fo:background-color="#cc9966" fo:padding="0.097cm" fo:border="0.05pt solid #000000">
        <style:background-image/>
      </style:table-cell-properties>
    </style:style>
    <style:style style:name="Organisation.A2" style:family="table-cell">
      <style:table-cell-properties style:vertical-align="middle" fo:padding="0.097cm" fo:border-left="0.05pt solid #000000" fo:border-right="none" fo:border-top="none" fo:border-bottom="0.05pt solid #000000"/>
    </style:style>
    <style:style style:name="Organisation.B2" style:family="table-cell">
      <style:table-cell-properties fo:padding="0.097cm" fo:border-left="0.05pt solid #000000" fo:border-right="none" fo:border-top="none" fo:border-bottom="0.05pt solid #000000"/>
    </style:style>
    <style:style style:name="Organisation.C2" style:family="table-cell">
      <style:table-cell-properties fo:padding="0.097cm" fo:border-left="0.05pt solid #000000" fo:border-right="0.05pt solid #000000" fo:border-top="none" fo:border-bottom="0.05pt solid #000000"/>
    </style:style>
    <style:style style:name="Organisation.A3" style:family="table-cell">
      <style:table-cell-properties fo:padding="0.097cm" fo:border-left="0.05pt solid #000000" fo:border-right="none" fo:border-top="none" fo:border-bottom="0.05pt solid #000000"/>
    </style:style>
    <style:style style:name="Organisation.B3" style:family="table-cell">
      <style:table-cell-properties fo:padding="0.097cm" fo:border-left="0.05pt solid #000000" fo:border-right="none" fo:border-top="none" fo:border-bottom="0.05pt solid #000000"/>
    </style:style>
    <style:style style:name="Organisation.C3" style:family="table-cell">
      <style:table-cell-properties fo:padding="0.097cm" fo:border-left="0.05pt solid #000000" fo:border-right="0.05pt solid #000000" fo:border-top="none" fo:border-bottom="0.05pt solid #000000"/>
    </style:style>
    <style:style style:name="Organisation.A4" style:family="table-cell">
      <style:table-cell-properties fo:padding="0.097cm" fo:border-left="0.05pt solid #000000" fo:border-right="none" fo:border-top="none" fo:border-bottom="0.05pt solid #000000"/>
    </style:style>
    <style:style style:name="Organisation.B4" style:family="table-cell">
      <style:table-cell-properties fo:padding="0.097cm" fo:border-left="0.05pt solid #000000" fo:border-right="none" fo:border-top="none" fo:border-bottom="0.05pt solid #000000"/>
    </style:style>
    <style:style style:name="Organisation.C4" style:family="table-cell">
      <style:table-cell-properties fo:padding="0.097cm" fo:border-left="0.05pt solid #000000" fo:border-right="0.05pt solid #000000" fo:border-top="none" fo:border-bottom="0.05pt solid #000000"/>
    </style:style>
    <style:style style:name="Organisation.A5" style:family="table-cell">
      <style:table-cell-properties fo:padding="0.097cm" fo:border-left="0.05pt solid #000000" fo:border-right="none" fo:border-top="none" fo:border-bottom="0.05pt solid #000000"/>
    </style:style>
    <style:style style:name="Organisation.B5" style:family="table-cell">
      <style:table-cell-properties fo:padding="0.097cm" fo:border-left="0.05pt solid #000000" fo:border-right="none" fo:border-top="none" fo:border-bottom="0.05pt solid #000000"/>
    </style:style>
    <style:style style:name="Organisation.C5" style:family="table-cell">
      <style:table-cell-properties fo:padding="0.097cm" fo:border-left="0.05pt solid #000000" fo:border-right="0.05pt solid #000000" fo:border-top="none" fo:border-bottom="0.05pt solid #000000"/>
    </style:style>
    <style:style style:name="Organisation.6" style:family="table-row">
      <style:table-row-properties style:min-row-height="0.589cm"/>
    </style:style>
    <style:style style:name="Organisation.A6" style:family="table-cell">
      <style:table-cell-properties fo:padding="0.097cm" fo:border-left="0.05pt solid #000000" fo:border-right="none" fo:border-top="none" fo:border-bottom="0.05pt solid #000000"/>
    </style:style>
    <style:style style:name="Organisation.B6" style:family="table-cell">
      <style:table-cell-properties fo:padding="0.097cm" fo:border-left="0.05pt solid #000000" fo:border-right="none" fo:border-top="none" fo:border-bottom="0.05pt solid #000000"/>
    </style:style>
    <style:style style:name="Organisation.C6" style:family="table-cell">
      <style:table-cell-properties fo:padding="0.097cm" fo:border-left="0.05pt solid #000000" fo:border-right="0.05pt solid #000000" fo:border-top="none" fo:border-bottom="0.05pt solid #000000"/>
    </style:style>
    <style:style style:name="Organisation.A7" style:family="table-cell">
      <style:table-cell-properties fo:padding="0.097cm" fo:border-left="0.05pt solid #000000" fo:border-right="none" fo:border-top="none" fo:border-bottom="0.05pt solid #000000"/>
    </style:style>
    <style:style style:name="Organisation.B7" style:family="table-cell">
      <style:table-cell-properties fo:padding="0.097cm" fo:border-left="0.05pt solid #000000" fo:border-right="none" fo:border-top="none" fo:border-bottom="0.05pt solid #000000"/>
    </style:style>
    <style:style style:name="Organisation.C7" style:family="table-cell">
      <style:table-cell-properties fo:padding="0.097cm" fo:border-left="0.05pt solid #000000" fo:border-right="0.05pt solid #000000" fo:border-top="none" fo:border-bottom="0.05pt solid #000000"/>
    </style:style>
    <style:style style:name="Organisation.B8" style:family="table-cell">
      <style:table-cell-properties fo:padding="0.097cm" fo:border-left="0.05pt solid #000000" fo:border-right="none" fo:border-top="none" fo:border-bottom="0.05pt solid #000000"/>
    </style:style>
    <style:style style:name="Organisation.C8" style:family="table-cell">
      <style:table-cell-properties fo:padding="0.097cm" fo:border-left="0.05pt solid #000000" fo:border-right="0.05pt solid #000000" fo:border-top="none" fo:border-bottom="0.05pt solid #000000"/>
    </style:style>
    <style:style style:name="Organisation.B9" style:family="table-cell">
      <style:table-cell-properties fo:padding="0.097cm" fo:border-left="0.05pt solid #000000" fo:border-right="none" fo:border-top="none" fo:border-bottom="0.05pt solid #000000"/>
    </style:style>
    <style:style style:name="Organisation.C9" style:family="table-cell">
      <style:table-cell-properties fo:padding="0.097cm" fo:border-left="0.05pt solid #000000" fo:border-right="0.05pt solid #000000" fo:border-top="none" fo:border-bottom="0.05pt solid #000000"/>
    </style:style>
    <style:style style:name="Organisation.B10" style:family="table-cell">
      <style:table-cell-properties fo:padding="0.097cm" fo:border-left="0.05pt solid #000000" fo:border-right="none" fo:border-top="none" fo:border-bottom="0.05pt solid #000000"/>
    </style:style>
    <style:style style:name="Organisation.C10"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fo:font-size="11pt" style:font-size-asian="11pt" style:font-size-complex="11pt"/>
    </style:style>
    <style:style style:name="P2" style:family="paragraph" style:parent-style-name="Table_20_Contents">
      <style:text-properties fo:font-size="11pt" officeooo:rsid="00079fac" officeooo:paragraph-rsid="00165c52" style:font-size-asian="11pt" style:font-size-complex="11pt"/>
    </style:style>
    <style:style style:name="P3" style:family="paragraph" style:parent-style-name="Table_20_Contents">
      <style:text-properties fo:font-size="11pt" officeooo:rsid="00179d6f" officeooo:paragraph-rsid="00179d6f" style:font-size-asian="11pt" style:font-size-complex="11pt"/>
    </style:style>
    <style:style style:name="P4" style:family="paragraph" style:parent-style-name="Table_20_Contents">
      <style:text-properties fo:font-size="11pt" officeooo:rsid="001d3806" officeooo:paragraph-rsid="001d3806" style:font-size-asian="11pt" style:font-size-complex="11pt"/>
    </style:style>
    <style:style style:name="P5" style:family="paragraph" style:parent-style-name="Table_20_Contents">
      <style:text-properties fo:font-size="11pt" officeooo:rsid="00262fc2" officeooo:paragraph-rsid="00262fc2" style:font-size-asian="11pt" style:font-size-complex="11pt"/>
    </style:style>
    <style:style style:name="P6" style:family="paragraph" style:parent-style-name="Table_20_Contents">
      <style:paragraph-properties fo:text-align="center" style:justify-single-word="false"/>
      <style:text-properties fo:font-size="11pt" officeooo:rsid="00262fc2" officeooo:paragraph-rsid="00262fc2" style:font-size-asian="11pt" style:font-size-complex="11pt"/>
    </style:style>
    <style:style style:name="P7" style:family="paragraph" style:parent-style-name="Table_20_Contents">
      <style:text-properties fo:font-size="11pt" officeooo:rsid="0027bc96" officeooo:paragraph-rsid="0027bc96" style:font-size-asian="11pt" style:font-size-complex="11pt"/>
    </style:style>
    <style:style style:name="P8" style:family="paragraph" style:parent-style-name="Table_20_Contents">
      <style:text-properties fo:font-size="11pt" officeooo:rsid="0027e64d" officeooo:paragraph-rsid="0027e64d" style:font-size-asian="11pt" style:font-size-complex="11pt"/>
    </style:style>
    <style:style style:name="P9" style:family="paragraph" style:parent-style-name="Table_20_Contents">
      <style:paragraph-properties fo:background-color="#ffccff">
        <style:background-image/>
      </style:paragraph-properties>
      <style:text-properties fo:font-size="11pt" officeooo:rsid="00079fac" officeooo:paragraph-rsid="00165c52" style:font-size-asian="11pt" style:font-size-complex="11pt"/>
    </style:style>
    <style:style style:name="P10" style:family="paragraph" style:parent-style-name="Table_20_Heading">
      <style:text-properties fo:font-size="11pt" officeooo:rsid="00079fac" officeooo:paragraph-rsid="00165c52" style:font-size-asian="11pt" style:font-size-complex="11pt"/>
    </style:style>
    <style:style style:name="P11" style:family="paragraph" style:parent-style-name="Table_20_Heading">
      <style:text-properties fo:font-size="11pt" officeooo:rsid="00262fc2" officeooo:paragraph-rsid="00262fc2" style:font-size-asian="11pt" style:font-size-complex="11pt"/>
    </style:style>
    <style:style style:name="P12" style:family="paragraph" style:parent-style-name="Standard">
      <style:text-properties officeooo:paragraph-rsid="00165c52"/>
    </style:style>
    <style:style style:name="P13" style:family="paragraph" style:parent-style-name="Standard">
      <style:text-properties officeooo:rsid="001df0c9" officeooo:paragraph-rsid="00262fc2"/>
    </style:style>
    <style:style style:name="P14" style:family="paragraph" style:parent-style-name="Text_20_body">
      <style:text-properties officeooo:paragraph-rsid="00262fc2"/>
    </style:style>
    <style:style style:name="P15" style:family="paragraph" style:parent-style-name="Text_20_body">
      <style:text-properties fo:font-style="italic" officeooo:rsid="00178b9f" officeooo:paragraph-rsid="00262fc2" style:font-style-asian="italic" style:font-style-complex="italic"/>
    </style:style>
    <style:style style:name="P16" style:family="paragraph" style:parent-style-name="Text_20_body">
      <style:text-properties officeooo:paragraph-rsid="0028cf7d"/>
    </style:style>
    <style:style style:name="P17" style:family="paragraph" style:parent-style-name="Standard">
      <style:paragraph-properties fo:line-height="150%" fo:break-before="page"/>
      <style:text-properties fo:font-size="16pt" fo:font-weight="bold" style:font-size-asian="16pt" style:font-weight-asian="bold" style:font-size-complex="16pt" style:font-weight-complex="bold"/>
    </style:style>
    <style:style style:name="P18" style:family="paragraph" style:parent-style-name="Standard">
      <style:paragraph-properties fo:text-align="center" style:justify-single-word="false"/>
      <style:text-properties fo:font-style="italic" officeooo:rsid="00165c52" officeooo:paragraph-rsid="00165c52" style:font-style-asian="italic" style:font-style-complex="italic"/>
    </style:style>
    <style:style style:name="P19" style:family="paragraph" style:parent-style-name="Standard">
      <style:text-properties officeooo:paragraph-rsid="00397a4d"/>
    </style:style>
    <style:style style:name="P20" style:family="paragraph" style:parent-style-name="Contents_20_3">
      <style:paragraph-properties>
        <style:tab-stops>
          <style:tab-stop style:position="16.002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Table_20_Contents">
      <style:text-properties fo:font-size="11pt" officeooo:rsid="00311471" officeooo:paragraph-rsid="00311471" style:font-size-asian="11pt" style:font-size-complex="11pt"/>
    </style:style>
    <style:style style:name="P23" style:family="paragraph" style:parent-style-name="Table_20_Contents">
      <style:text-properties fo:font-size="11pt" officeooo:rsid="00397a4d" officeooo:paragraph-rsid="00397a4d" style:font-size-asian="11pt" style:font-size-complex="11pt"/>
    </style:style>
    <style:style style:name="P24" style:family="paragraph" style:parent-style-name="Table_20_Contents">
      <style:text-properties fo:font-size="11pt" officeooo:rsid="003ab063" officeooo:paragraph-rsid="003ab063" style:font-size-asian="11pt" style:font-size-complex="11pt"/>
    </style:style>
    <style:style style:name="P25" style:family="paragraph" style:parent-style-name="Table_20_Contents">
      <style:paragraph-properties fo:background-color="#ffccff">
        <style:background-image/>
      </style:paragraph-properties>
      <style:text-properties fo:font-size="11pt" officeooo:rsid="00079fac" officeooo:paragraph-rsid="00165c52" style:font-size-asian="11pt" style:font-size-complex="11pt"/>
    </style:style>
    <style:style style:name="P26" style:family="paragraph" style:parent-style-name="Contents_20_2">
      <style:paragraph-properties>
        <style:tab-stops>
          <style:tab-stop style:position="16.501cm" style:type="right" style:leader-style="dotted" style:leader-text="."/>
        </style:tab-stops>
      </style:paragraph-properties>
    </style:style>
    <style:style style:name="P27" style:family="paragraph" style:parent-style-name="Heading_20_1" style:list-style-name=""/>
    <style:style style:name="P28" style:family="paragraph" style:parent-style-name="Heading_20_1">
      <style:paragraph-properties fo:break-before="page"/>
    </style:style>
    <style:style style:name="P29" style:family="paragraph" style:parent-style-name="Heading_20_1">
      <style:paragraph-properties fo:break-before="page"/>
      <style:text-properties officeooo:rsid="002443e2" officeooo:paragraph-rsid="002443e2"/>
    </style:style>
    <style:style style:name="P30" style:family="paragraph" style:parent-style-name="Heading_20_3">
      <style:text-properties officeooo:rsid="00262fc2" officeooo:paragraph-rsid="00262fc2"/>
    </style:style>
    <style:style style:name="P31" style:family="paragraph" style:parent-style-name="Heading_20_3">
      <style:text-properties officeooo:rsid="0028cf7d" officeooo:paragraph-rsid="0028cf7d"/>
    </style:style>
    <style:style style:name="P32" style:family="paragraph" style:parent-style-name="Heading_20_3">
      <style:text-properties officeooo:paragraph-rsid="00262fc2"/>
    </style:style>
    <style:style style:name="P33" style:family="paragraph" style:parent-style-name="Heading_20_3">
      <style:text-properties officeooo:rsid="002f99c6" officeooo:paragraph-rsid="002f99c6"/>
    </style:style>
    <style:style style:name="P34" style:family="paragraph" style:parent-style-name="Heading_20_3">
      <style:text-properties officeooo:paragraph-rsid="0030567a"/>
    </style:style>
    <style:style style:name="P35" style:family="paragraph" style:parent-style-name="Heading_20_3">
      <style:text-properties style:use-window-font-color="true"/>
    </style:style>
    <style:style style:name="P36" style:family="paragraph" style:parent-style-name="Heading_20_2">
      <style:text-properties officeooo:rsid="00262fc2" officeooo:paragraph-rsid="00262fc2"/>
    </style:style>
    <style:style style:name="P37" style:family="paragraph" style:parent-style-name="Contents_20_Heading">
      <style:paragraph-properties fo:break-before="page"/>
    </style:style>
    <style:style style:name="P38" style:family="paragraph" style:parent-style-name="Text_20_body">
      <style:text-properties officeooo:rsid="000d3146"/>
    </style:style>
    <style:style style:name="P39" style:family="paragraph" style:parent-style-name="Text_20_body">
      <style:text-properties officeooo:rsid="00105f20"/>
    </style:style>
    <style:style style:name="P40" style:family="paragraph" style:parent-style-name="Text_20_body">
      <style:text-properties officeooo:paragraph-rsid="0028cf7d"/>
    </style:style>
    <style:style style:name="P41" style:family="paragraph" style:parent-style-name="Text_20_body">
      <style:text-properties officeooo:paragraph-rsid="0030567a"/>
    </style:style>
    <style:style style:name="P42" style:family="paragraph" style:parent-style-name="Text_20_body">
      <style:text-properties fo:font-weight="bold" officeooo:paragraph-rsid="00397a4d" style:font-weight-asian="bold" style:font-weight-complex="bold"/>
    </style:style>
    <style:style style:name="P43" style:family="paragraph" style:parent-style-name="Text_20_body" style:list-style-name="L1">
      <style:text-properties fo:font-weight="normal" officeooo:paragraph-rsid="00397a4d" style:font-weight-asian="normal" style:font-weight-complex="normal"/>
    </style:style>
    <style:style style:name="P44" style:family="paragraph" style:parent-style-name="Text_20_body" style:list-style-name="L7">
      <style:text-properties officeooo:paragraph-rsid="00397a4d"/>
    </style:style>
    <style:style style:name="P45" style:family="paragraph" style:parent-style-name="Text_20_body" style:list-style-name="L8">
      <style:text-properties officeooo:paragraph-rsid="00397a4d"/>
    </style:style>
    <style:style style:name="P46" style:family="paragraph" style:parent-style-name="Text_20_body" style:list-style-name="L9">
      <style:text-properties officeooo:paragraph-rsid="00397a4d"/>
    </style:style>
    <style:style style:name="P47" style:family="paragraph" style:parent-style-name="Text_20_body" style:list-style-name="L10">
      <style:text-properties officeooo:paragraph-rsid="00397a4d"/>
    </style:style>
    <style:style style:name="P48" style:family="paragraph" style:parent-style-name="Text_20_body" style:list-style-name="L11">
      <style:text-properties officeooo:paragraph-rsid="00397a4d"/>
    </style:style>
    <style:style style:name="P49" style:family="paragraph" style:parent-style-name="Text_20_body">
      <style:text-properties officeooo:paragraph-rsid="00397a4d"/>
    </style:style>
    <style:style style:name="P50" style:family="paragraph" style:parent-style-name="Text_20_body">
      <style:text-properties officeooo:paragraph-rsid="002870ab"/>
    </style:style>
    <style:style style:name="P51" style:family="paragraph" style:parent-style-name="Text_20_body" style:list-style-name="L13">
      <style:text-properties officeooo:paragraph-rsid="00397a4d"/>
    </style:style>
    <style:style style:name="P52" style:family="paragraph" style:parent-style-name="Text_20_body" style:list-style-name="L14">
      <style:text-properties officeooo:paragraph-rsid="00397a4d"/>
    </style:style>
    <style:style style:name="P53" style:family="paragraph" style:parent-style-name="Text_20_body">
      <style:text-properties officeooo:paragraph-rsid="003c21f1"/>
    </style:style>
    <style:style style:name="T1" style:family="text">
      <style:text-properties officeooo:rsid="00165c52"/>
    </style:style>
    <style:style style:name="T2" style:family="text">
      <style:text-properties officeooo:rsid="001df0c9"/>
    </style:style>
    <style:style style:name="T3" style:family="text">
      <style:text-properties officeooo:rsid="001e08a1"/>
    </style:style>
    <style:style style:name="T4" style:family="text">
      <style:text-properties officeooo:rsid="001eb91e"/>
    </style:style>
    <style:style style:name="T5" style:family="text">
      <style:text-properties officeooo:rsid="0016909a"/>
    </style:style>
    <style:style style:name="T6" style:family="text">
      <style:text-properties officeooo:rsid="0016afaf"/>
    </style:style>
    <style:style style:name="T7" style:family="text">
      <style:text-properties officeooo:rsid="00173988"/>
    </style:style>
    <style:style style:name="T8" style:family="text">
      <style:text-properties officeooo:rsid="00179d6f"/>
    </style:style>
    <style:style style:name="T9" style:family="text">
      <style:text-properties officeooo:rsid="00180b13"/>
    </style:style>
    <style:style style:name="T10" style:family="text">
      <style:text-properties officeooo:rsid="00185df8"/>
    </style:style>
    <style:style style:name="T11" style:family="text">
      <style:text-properties officeooo:rsid="001d3806"/>
    </style:style>
    <style:style style:name="T12" style:family="text">
      <style:text-properties officeooo:rsid="001ed191"/>
    </style:style>
    <style:style style:name="T13" style:family="text">
      <style:text-properties officeooo:rsid="001fc2f2"/>
    </style:style>
    <style:style style:name="T14" style:family="text">
      <style:text-properties officeooo:rsid="00262fc2"/>
    </style:style>
    <style:style style:name="T15" style:family="text">
      <style:text-properties officeooo:rsid="000df932"/>
    </style:style>
    <style:style style:name="T16" style:family="text">
      <style:text-properties officeooo:rsid="000d3146"/>
    </style:style>
    <style:style style:name="T17" style:family="text">
      <style:text-properties officeooo:rsid="00105f20"/>
    </style:style>
    <style:style style:name="T18" style:family="text">
      <style:text-properties officeooo:rsid="0027bc96"/>
    </style:style>
    <style:style style:name="T19" style:family="text">
      <style:text-properties officeooo:rsid="0027e64d"/>
    </style:style>
    <style:style style:name="T20" style:family="text">
      <style:text-properties officeooo:rsid="002c95bc"/>
    </style:style>
    <style:style style:name="T21" style:family="text">
      <style:text-properties officeooo:rsid="002e960b"/>
    </style:style>
    <style:style style:name="T22" style:family="text">
      <style:text-properties officeooo:rsid="002f99c6"/>
    </style:style>
    <style:style style:name="T23" style:family="text">
      <style:text-properties officeooo:rsid="0030567a"/>
    </style:style>
    <style:style style:name="T24" style:family="text">
      <style:text-properties fo:language="en" fo:country="none"/>
    </style:style>
    <style:style style:name="T25" style:family="text">
      <style:text-properties officeooo:rsid="00397a4d"/>
    </style:style>
    <style:style style:name="T26" style:family="text">
      <style:text-properties fo:color="#ff0000"/>
    </style:style>
    <style:style style:name="T27" style:family="text">
      <style:text-properties officeooo:rsid="003ab063"/>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8"/>
      <text:p text:style-name="P18"/>
      <text:p text:style-name="P18"/>
      <text:p text:style-name="P18">PAGE DE GARDE</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37">Table des matières</text:p>
          </text:index-title>
          <text:p text:style-name="P21"><text:a xlink:type="simple" xlink:href="#__RefHeading__1076_357600700">Partie 1 Spécifications<text:tab/>4</text:a></text:p>
          <text:p text:style-name="P26"><text:a xlink:type="simple" xlink:href="#__RefHeading__1202_357600700">I Introduction<text:tab/>4</text:a></text:p>
          <text:p text:style-name="P20"><text:a xlink:type="simple" xlink:href="#__RefHeading__1204_357600700">1 Objectif du document<text:tab/>4</text:a></text:p>
          <text:p text:style-name="P20"><text:a xlink:type="simple" xlink:href="#__RefHeading__1206_357600700">2 Champ d'application<text:tab/>4</text:a></text:p>
          <text:p text:style-name="P20"><text:a xlink:type="simple" xlink:href="#__RefHeading__1208_357600700">3 Définitions et abréviations<text:tab/>4</text:a></text:p>
          <text:p text:style-name="P20"><text:a xlink:type="simple" xlink:href="#__RefHeading__1210_357600700">4 Organisation du document<text:tab/>5</text:a></text:p>
          <text:p text:style-name="P26"><text:a xlink:type="simple" xlink:href="#__RefHeading__1078_357600700">II Description générale<text:tab/>5</text:a></text:p>
          <text:p text:style-name="P20"><text:a xlink:type="simple" xlink:href="#__RefHeading__1212_357600700">1 Environnement du système<text:tab/>5</text:a></text:p>
          <text:p text:style-name="P20"><text:a xlink:type="simple" xlink:href="#__RefHeading__731_1495422941">2 Domaine étudié<text:tab/>5</text:a></text:p>
          <text:p text:style-name="P20"><text:a xlink:type="simple" xlink:href="#__RefHeading__1214_357600700">3 Acteurs<text:tab/>6</text:a></text:p>
          <text:p text:style-name="P20"><text:a xlink:type="simple" xlink:href="#__RefHeading__733_1495422941">4 Fonctionnement du système<text:tab/>7</text:a></text:p>
          <text:p text:style-name="P20"><text:a xlink:type="simple" xlink:href="#__RefHeading__735_1495422941">5 Flux<text:tab/>8</text:a></text:p>
          <text:p text:style-name="P20"><text:a xlink:type="simple" xlink:href="#__RefHeading__1216_357600700">6 Contraintes de développement<text:tab/>9</text:a></text:p>
          <text:p text:style-name="P20"><text:a xlink:type="simple" xlink:href="#__RefHeading__1218_357600700">7 Hypothèses et dépendances<text:tab/>9</text:a></text:p>
          <text:p text:style-name="P20"><text:a xlink:type="simple" xlink:href="#__RefHeading__737_1495422941">8 Périmètre du système<text:tab/>9</text:a></text:p>
          <text:p text:style-name="P20"><text:a xlink:type="simple" xlink:href="#__RefHeading__739_1495422941">9 Extensions<text:tab/>10</text:a></text:p>
          <text:p text:style-name="P21"><text:a xlink:type="simple" xlink:href="#__RefHeading__741_1495422941">Partie 2 Conception<text:tab/>11</text:a></text:p>
        </text:index-body>
      </text:table-of-content>
      <text:p text:style-name="Standard"/>
      <text:p text:style-name="P17"><text:bookmark-start text:name="__RefHeading__1074_357600700"/>Historique des modifications<text:bookmark-end text:name="__RefHeading__1074_357600700"/></text:p>
      <table:table table:name="Historique" table:style-name="Historique">
        <table:table-column table:style-name="Historique.A"/>
        <table:table-column table:style-name="Historique.B"/>
        <table:table-column table:style-name="Historique.C"/>
        <table:table-column table:style-name="Historique.D"/>
        <table:table-header-rows>
          <table:table-row>
            <table:table-cell table:style-name="Historique.A1" office:value-type="string">
              <text:p text:style-name="P10">Version</text:p>
            </table:table-cell>
            <table:table-cell table:style-name="Historique.B1" office:value-type="string">
              <text:p text:style-name="P10">Date</text:p>
            </table:table-cell>
            <table:table-cell table:style-name="Historique.C1" office:value-type="string">
              <text:p text:style-name="P10">Auteur</text:p>
            </table:table-cell>
            <table:table-cell table:style-name="Historique.D1" office:value-type="string">
              <text:p text:style-name="P10">Modifications du document</text:p>
            </table:table-cell>
          </table:table-row>
        </table:table-header-rows>
        <table:table-row>
          <table:table-cell table:style-name="Historique.A2" office:value-type="string">
            <text:p text:style-name="P9">Etape 1</text:p>
          </table:table-cell>
          <table:table-cell table:style-name="Historique.B2" office:value-type="string">
            <text:p text:style-name="P2">1<text:span text:style-name="T8">2</text:span>/04/2014</text:p>
          </table:table-cell>
          <table:table-cell table:style-name="Historique.C2" office:value-type="string">
            <text:p text:style-name="P2">Clément GHNASSIA</text:p>
          </table:table-cell>
          <table:table-cell table:style-name="Historique.D2" office:value-type="string">
            <text:p text:style-name="P2">Création du document</text:p>
          </table:table-cell>
        </table:table-row>
        <table:table-row>
          <table:table-cell table:style-name="Historique.A3" office:value-type="string">
            <text:p text:style-name="P9"/>
          </table:table-cell>
          <table:table-cell table:style-name="Historique.B3" office:value-type="string">
            <text:p text:style-name="P3">13/04/2014</text:p>
          </table:table-cell>
          <table:table-cell table:style-name="Historique.C3" office:value-type="string">
            <text:p text:style-name="P3">Clément GHNASSIA</text:p>
          </table:table-cell>
          <table:table-cell table:style-name="Historique.D3" office:value-type="string">
            <text:p text:style-name="P3">Ajout de<text:span text:style-name="T11">s</text:span> partie Acteur<text:span text:style-name="T11">s</text:span> et Contexte du projet</text:p>
          </table:table-cell>
        </table:table-row>
        <table:table-row>
          <table:table-cell table:style-name="Historique.A6" office:value-type="string">
            <text:p text:style-name="P9"/>
          </table:table-cell>
          <table:table-cell table:style-name="Historique.B6" office:value-type="string">
            <text:p text:style-name="P4">14/04/2014</text:p>
          </table:table-cell>
          <table:table-cell table:style-name="Historique.C6" office:value-type="string">
            <text:p text:style-name="P4">Clément GHNASSIA</text:p>
          </table:table-cell>
          <table:table-cell table:style-name="Historique.D6" office:value-type="string">
            <text:p text:style-name="P4">Ajou<text:span text:style-name="T20">t</text:span> des parties Périmètre et Extensions possibles</text:p>
          </table:table-cell>
        </table:table-row>
        <table:table-row>
          <table:table-cell table:style-name="Historique.A6" office:value-type="string">
            <text:p text:style-name="P9"/>
          </table:table-cell>
          <table:table-cell table:style-name="Historique.B6" office:value-type="string">
            <text:p text:style-name="P23">1<text:span text:style-name="T27">4</text:span>/04/2014</text:p>
          </table:table-cell>
          <table:table-cell table:style-name="Historique.C6" office:value-type="string">
            <text:p text:style-name="P23">Thomas SIMON</text:p>
          </table:table-cell>
          <table:table-cell table:style-name="Historique.D6" office:value-type="string">
            <text:p text:style-name="P23">Ajout des parties Contraintes de développement</text:p>
          </table:table-cell>
        </table:table-row>
        <table:table-row>
          <table:table-cell table:style-name="Historique.A6" office:value-type="string">
            <text:p text:style-name="P9"/>
          </table:table-cell>
          <table:table-cell table:style-name="Historique.B6" office:value-type="string">
            <text:p text:style-name="P24">14/04/2014</text:p>
          </table:table-cell>
          <table:table-cell table:style-name="Historique.C6" office:value-type="string">
            <text:p text:style-name="P24">Thomas SIMON</text:p>
          </table:table-cell>
          <table:table-cell table:style-name="Historique.D6" office:value-type="string">
            <text:p text:style-name="P24">Ajout de la partie Flux</text:p>
          </table:table-cell>
        </table:table-row>
        <table:table-row>
          <table:table-cell table:style-name="Historique.A7" office:value-type="string">
            <text:p text:style-name="P9"/>
          </table:table-cell>
          <table:table-cell table:style-name="Historique.B7" office:value-type="string">
            <text:p text:style-name="P22">15/04/2014</text:p>
          </table:table-cell>
          <table:table-cell table:style-name="Historique.C7" office:value-type="string">
            <text:p text:style-name="P22">Clément GHNASSIA</text:p>
          </table:table-cell>
          <table:table-cell table:style-name="Historique.D7" office:value-type="string">
            <text:p text:style-name="P22">Fusion des rapports BD51 et GL52</text:p>
          </table:table-cell>
        </table:table-row>
      </table:table>
      <text:p text:style-name="P12"/>
      <text:h text:style-name="P29" text:outline-level="1"><text:bookmark-start text:name="__RefHeading__1076_357600700"/>Spécifications<text:bookmark-end text:name="__RefHeading__1076_357600700"/></text:h>
      <text:h text:style-name="P36" text:outline-level="2"><text:bookmark-start text:name="__RefHeading__1202_357600700"/>Introduction<text:bookmark-end text:name="__RefHeading__1202_357600700"/></text:h>
      <text:h text:style-name="P30" text:outline-level="3"><text:bookmark-start text:name="__RefHeading__1204_357600700"/>Objectif du document<text:bookmark-end text:name="__RefHeading__1204_357600700"/></text:h>
      <text:p text:style-name="P38"><text:tab/>Le but de ce document est de fournir les spécifications d'un outil de gestion du tour de France. Le système sera développé dans sont intégralité et pourra être utilisé aussi bien pour gérer la partie administrative de la course en temps réel, qu'être utilisé afin de fournir des renseignements pendant et après la course à un large public. Il est envisagé que ces renseignements puissent être proposés à des tiers, de manière contractualisée, afin d'amortir le coût de développement et de maintenance du système.</text:p>
      <text:p text:style-name="Text_20_body"><text:tab/><text:span text:style-name="T16">Ce document est tout d'abord destiné aux commanditaires de l'outil, c'est à dire la direction technique du tour de France, et dans une moindre mesure à l'équipe de développement en charge du projet. Il sera utilisé tout au long de la phase de développement afin d'assurer la conformité du logiciel avec les besoins, les contraintes et les choix faits, exprimés à la fois par les futurs utilisateurs et d'une manière plus générale, la plupart des acteurs directement impliqués dans ce projet.</text:span></text:p>
      <text:p text:style-name="Text_20_body"><text:tab/><text:span text:style-name="T15">Le développement de ce logiciel constitue une point stratégique et crucial pour l'organisation du tour de France. Il permettra, à terme, d'automatiser un certain nombre de processus, et de gagner en efficacité, en rapidité et en précision. Il permettra aussi aux différents intéressés de disposer de données conséquentes sur la course, ce qui donnera ensuite la possibilité d'établir de nombreuses statistiques. A l'aide de ce logiciel, la légendaire course, qui a célébré sa 100ème édition l'année dernière, pourra <text:s/>proposer un aspect moderne qui se révèlera à la hauteur de son prestige.</text:span></text:p>
      <text:h text:style-name="Heading_20_3" text:outline-level="3"><text:bookmark-start text:name="__RefHeading__1206_357600700"/>Champ d'application<text:bookmark-end text:name="__RefHeading__1206_357600700"/></text:h>
      <text:p text:style-name="P39"><text:tab/>L'outil développé dans le cadre de ce projet sera principalement un outil de gestion du tour de France. Il permettra d'insérer les données relatives à la course, tout au long du tour, aussi bien avant le tour que pendant son déroulement. Un niveau de granularité assez fin est exigé, permettant non seulement d'insérer des données à l'issu de chaque étape, mais aussi de de faire connaître à l'outil une multitude de renseignements relevés au sein même de chaque étape du tour, à différents points et concernant différents types d'informations.</text:p>
      <text:p text:style-name="Text_20_body"><text:tab/><text:span text:style-name="T17">L'outil doit être capable de traiter plusieurs éditions du tour de France. Il doit de ce fait bénéficier d'une certaine généricité. A priori, aucune modification ne doit être faite sur le logiciel pour gérer cette situation. Etant donné l'investissement qu'il représente, l'outil s'inscrit sur le long terme et doit être opérationnel aussi longtemps que possible, et ce avec un minimum de maintenance.</text:span></text:p>
      <text:p text:style-name="Text_20_body"><text:tab/><text:span text:style-name="T17">Enfin, un autre aspect du logiciel est dédié à la visualisation, en temps réel ou non, des données du tour de France. Cette partie doit aussi être capable d'offrir un niveau de détail adapté à la demande de l'utilisateur, de même que d'offrir un certain nombre de statistiques pertinentes concernant la course. Vu le nombre important d'informations susceptibles d'entrer dans le système, les interfaces avec les différents types d'utilisateurs devront être synthétiques et aussi intuitifs que possible.</text:span></text:p>
      <text:h text:style-name="Heading_20_3" text:outline-level="3"><text:bookmark-start text:name="__RefHeading__1208_357600700"/>Définitions et abréviations<text:bookmark-end text:name="__RefHeading__1208_357600700"/></text:h>
      <text:p text:style-name="P15">Partie à remplir </text:p>
      <text:h text:style-name="Heading_20_3" text:outline-level="3"><text:bookmark-start text:name="__RefHeading__1210_357600700"/><text:soft-page-break/>Organisation du document<text:bookmark-end text:name="__RefHeading__1210_357600700"/></text:h>
      <table:table table:name="Organisation" table:style-name="Organisation">
        <table:table-column table:style-name="Organisation.A"/>
        <table:table-column table:style-name="Organisation.B"/>
        <table:table-column table:style-name="Organisation.C"/>
        <table:table-header-rows>
          <table:table-row>
            <table:table-cell table:style-name="Organisation.A1" office:value-type="string">
              <text:p text:style-name="P11">Partie</text:p>
            </table:table-cell>
            <table:table-cell table:style-name="Organisation.A1" office:value-type="string">
              <text:p text:style-name="P11">Chapitre</text:p>
            </table:table-cell>
            <table:table-cell table:style-name="Organisation.C1" office:value-type="string">
              <text:p text:style-name="P11">Contenu</text:p>
            </table:table-cell>
          </table:table-row>
        </table:table-header-rows>
        <table:table-row>
          <table:table-cell table:style-name="Organisation.A2" table:number-rows-spanned="6" office:value-type="string">
            <text:p text:style-name="P6">Partie 1</text:p>
            <text:p text:style-name="P6">Spécifications</text:p>
          </table:table-cell>
          <table:table-cell table:style-name="Organisation.B2" office:value-type="string">
            <text:p text:style-name="P5">Description générale</text:p>
          </table:table-cell>
          <table:table-cell table:style-name="Organisation.C2" office:value-type="string">
            <text:p text:style-name="P7">Description sommaire et synthétique offrant une vision générale du projet et de ses problématiques, sans toutefois entrer dans un niveau de détail trop important.</text:p>
          </table:table-cell>
        </table:table-row>
        <table:table-row>
          <table:covered-table-cell/>
          <table:table-cell table:style-name="Organisation.B3" office:value-type="string">
            <text:p text:style-name="P5">Besoins fonctionnels</text:p>
          </table:table-cell>
          <table:table-cell table:style-name="Organisation.C3" office:value-type="string">
            <text:p text:style-name="P7">Détail des besoins fonctionnels exprimés par les commanditaires du logiciel ainsi que l'équipe en charge du développement.</text:p>
          </table:table-cell>
        </table:table-row>
        <table:table-row>
          <table:covered-table-cell/>
          <table:table-cell table:style-name="Organisation.B4" office:value-type="string">
            <text:p text:style-name="P5">Spécification des structures de données</text:p>
          </table:table-cell>
          <table:table-cell table:style-name="Organisation.C4" office:value-type="string">
            <text:p text:style-name="P7">Approche détaillée des structure de données associées au logiciel. On y <text:span text:style-name="T19">retrouve</text:span> un diagramme de classe complet pour une visualisation statique, en mettant l'accès sur les entités et leurs interactions</text:p>
          </table:table-cell>
        </table:table-row>
        <table:table-row>
          <table:covered-table-cell/>
          <table:table-cell table:style-name="Organisation.B5" office:value-type="string">
            <text:p text:style-name="P5">Spécification des interfaces externes</text:p>
          </table:table-cell>
          <table:table-cell table:style-name="Organisation.C5" office:value-type="string">
            <text:p text:style-name="P7">Description détaillée des principales interfaces développées (matériel/logiciel, logiciel/logiciel, homme/logiciel)</text:p>
          </table:table-cell>
        </table:table-row>
        <table:table-row table:style-name="Organisation.6">
          <table:covered-table-cell/>
          <table:table-cell table:style-name="Organisation.B6" office:value-type="string">
            <text:p text:style-name="P5">Besoins en performance</text:p>
          </table:table-cell>
          <table:table-cell table:style-name="Organisation.C6" office:value-type="string">
            <text:p text:style-name="P7">Chapitre dédié à l'ensemble des besoins nécessaire pour avoir un fonctionnement optimal du logiciel dans son environnement</text:p>
          </table:table-cell>
        </table:table-row>
        <table:table-row>
          <table:covered-table-cell/>
          <table:table-cell table:style-name="Organisation.B7" office:value-type="string">
            <text:p text:style-name="P5">Contraintes de développement</text:p>
          </table:table-cell>
          <table:table-cell table:style-name="Organisation.C7" office:value-type="string">
            <text:p text:style-name="P8">Evaluation de la qualité du logiciel, de sa fiabilité et de sa tolérance aux pannes. Le comportement du système dans des conditions anormales y est aussi décrit.</text:p>
          </table:table-cell>
        </table:table-row>
        <table:table-row>
          <table:table-cell table:style-name="Organisation.A2" table:number-rows-spanned="2" office:value-type="string">
            <text:p text:style-name="P6">Partie 2</text:p>
            <text:p text:style-name="P6">Conception</text:p>
          </table:table-cell>
          <table:table-cell table:style-name="Organisation.B8" office:value-type="string">
            <text:p text:style-name="P5">Modélisation conceptuelle</text:p>
          </table:table-cell>
          <table:table-cell table:style-name="Organisation.C8" office:value-type="string">
            <text:p text:style-name="P1"/>
          </table:table-cell>
        </table:table-row>
        <table:table-row>
          <table:covered-table-cell/>
          <table:table-cell table:style-name="Organisation.B9" office:value-type="string">
            <text:p text:style-name="P5">Modélisation logique</text:p>
          </table:table-cell>
          <table:table-cell table:style-name="Organisation.C9" office:value-type="string">
            <text:p text:style-name="P1"/>
          </table:table-cell>
        </table:table-row>
        <table:table-row>
          <table:table-cell table:style-name="Organisation.A2" office:value-type="string">
            <text:p text:style-name="P6">Partie 3</text:p>
            <text:p text:style-name="P6">Développement</text:p>
          </table:table-cell>
          <table:table-cell table:style-name="Organisation.B10" office:value-type="string">
            <text:p text:style-name="P5"/>
          </table:table-cell>
          <table:table-cell table:style-name="Organisation.C10" office:value-type="string">
            <text:p text:style-name="P1"/>
          </table:table-cell>
        </table:table-row>
      </table:table>
      <text:p text:style-name="Text_20_body"/>
      <text:h text:style-name="Heading_20_2" text:outline-level="2"><text:bookmark-start text:name="__RefHeading__1078_357600700"/>Description <text:span text:style-name="T18">générale</text:span><text:bookmark-end text:name="__RefHeading__1078_357600700"/></text:h>
      <text:h text:style-name="Heading_20_3" text:outline-level="3"><text:bookmark-start text:name="__RefHeading__1212_357600700"/><text:span text:style-name="T2">Environnement</text:span> du système<text:bookmark-end text:name="__RefHeading__1212_357600700"/></text:h>
      <text:p text:style-name="P16"><text:tab/><text:span text:style-name="T6">Dans le cadre d'une volonté d'amélioration constante de la gestion et la mise à disposition des données relatives au tour de France, les organisateurs de la course ont décidé de mettre en marche un projet destiné à couvrir les besoins actuels des différents acteurs interagissant avec la course, aussi bien pour les membres du tour que pour les journalistes ou encore les spectateurs.</text:span></text:p>
      <text:p text:style-name="P16"><text:tab/><text:span text:style-name="T7">La légendaire course, qui a fêté sa 100ème édition l'an passé, fait l'objet d'un intérêt en perpétuelle croissance. Le développement et la mise en place de ce nouveau système répond donc à des demandes et des besoins toujours plus importants, tant en qualité, qu'en quantité et qu'en scalabilité. Aujourd’hui, le tour de France est de loin la course la plus regardée à travers le monde ; en 2013 elle a attiré plus de 3 milliard de téléspectateur et plus de 12 millions de spectateurs se sont amassés sur les bords des routes.</text:span></text:p>
      <text:p text:style-name="P16"><text:tab/><text:span text:style-name="T7">L'objectif affiché dans la mise en place de cet outil se veut bénéfique tant aux organisateurs pour leur faciliter l'enregistrement des résultats que pour les différents types d'utilisateurs externes à la course cherchant à prendre connaissance d'un certain nombre d'informations comme les résultats sportifs ou les équipes et coureurs engagés.</text:span></text:p>
      <text:h text:style-name="P34" text:outline-level="3"><text:bookmark-start text:name="__RefHeading__731_1495422941"/><text:span text:style-name="T23">Domaine étudié</text:span><text:bookmark-end text:name="__RefHeading__731_1495422941"/></text:h>
      <text:p text:style-name="P41"><text:tab/><text:span text:style-name="T9">Tout d'abord, rappelons que le tour de France est une course qui sillonne l'hexagone chaque </text:span><text:soft-page-break/><text:span text:style-name="T9">année au mois de juillet pour une période d'environ 25 jours. C'est une course par étapes, qui se comptent généralement entre 20 et 25 par édition. Chaque jour, en dehors des jours des repos, une étape est disputée et un classement est fait par ordre d'arrivée. Le premier cycliste à passer la ligne d'arrivée est le vainqueur de l'étape.</text:span></text:p>
      <text:p text:style-name="P41"><text:tab/><text:span text:style-name="T10">Le tour de France est une course par équipe. En dehors du classement par équipe, chaque coureur est indépendant et gagne individuellement, c'est à dire qu'une victoire d'étape ou une victoire sur le tour est remporté un coureur particulier. Bien évidemment, l'équipe apporte un côté stratégique à la course, puisque c'est elle qui donne aux individualités la possibilité de s'exprimer et de gagner.</text:span></text:p>
      <text:p text:style-name="P41"><text:tab/><text:span text:style-name="T10">En plus de ce classement par étape, le temps cumulé de chacun des coureurs tout au long du tour est établi et permet de définir le vainqueur de la course. Bien entendu, le cycliste qui aura terminé le tour dans une période de temps la plus courte sera désigné vainqueur. C'est le premier virtuel de la course qui porte le maillot jaune.</text:span></text:p>
      <text:p text:style-name="P41"><text:tab/><text:span text:style-name="T10">D'autres classements sont faits afin que des coureurs au profil différents aient un objectif sportif pour participer au tour. On pense au classement pour le maillot à poids (montagne) et le classement pour le maillot vert (sprint) qui sont des classements par point, le classement par équipe, le classement du meilleur jeune et les combattants d'étape ainsi que le super-combattant du tour. Ces deux derniers titres ne sont pas réellement des classements mais désignés par un jury d'experts.</text:span></text:p>
      <text:h text:style-name="P31" text:outline-level="3"><text:bookmark-start text:name="__RefHeading__1214_357600700"/>Acteurs<text:bookmark-end text:name="__RefHeading__1214_357600700"/></text:h>
      <text:p text:style-name="P50"><text:span text:style-name="T2"><text:tab/>Le diagramme suivant donne un aperçu des acteurs interagissant avec le système. Nous avons une vue d'ensemble sur le système évoluant dans son environnement avec une identification de chacun des flux liant le logiciel à ses utilisateurs. Avant de proposer le diagramme, il convient de développer chacun des acteurs et des interactions.</text:span></text:p>
      <text:h text:style-name="Heading_20_4" text:outline-level="4">Les administrateurs</text:h>
      <text:p text:style-name="P49"><text:tab/>Les administrateurs du système possèdent un accès très large au système. Ils peuvent renseigner des nouvelles équipes, des nouveaux coureurs, des nouvelles villes ou des nouveaux cols dans la base. C'est eux qui vont également saisir le tracé du futur Tour de France après validation de la Direction.</text:p>
      <text:p text:style-name="P49"><text:tab/>Bien sûr, ils ne peuvent modifier les résultats et classement de la course en cours ou de celles passées.</text:p>
      <text:h text:style-name="Heading_20_4" text:outline-level="4"><text:bookmark-start text:name="__RefHeading__1088_357600700"/>Le commissaire de course<text:bookmark-end text:name="__RefHeading__1088_357600700"/></text:h>
      <text:p text:style-name="P13"><text:tab/>Il est responsable de la saisie de l'ensemble des informations liées à la course pour laquelle il a été nommé. Ses prérogatives se limitent cependant à la saisie des résultats de la course. Il inscrit met à jour le système avec les résultats des coureurs à la fin de chaque étape. Etant donné son statut de supérieur vis à vis des personne chargées d'informer le système à chaque point de passage, il peut modifier les saisies de ces derniers.</text:p>
      <text:p text:style-name="P14"><text:tab/><text:span text:style-name="T2">A priori, le commissaire n'a la possibilité d'éditer les données que lorsque la course est encore en cours, c'est à dire qu'il ne peut pas agir de façon rétroactive, à moins qu'un événement majeur change les résultats d'une course étant déjà terminée.</text:span></text:p>
      <text:h text:style-name="Heading_20_4" text:outline-level="4"><text:bookmark-start text:name="__RefHeading__1090_357600700"/>Les commissaires de point de passage<text:bookmark-end text:name="__RefHeading__1090_357600700"/></text:h>
      <text:p text:style-name="P14"><text:tab/><text:span text:style-name="T3">Les commissaires de point de passages relèvent les informations liées à un point de passage sur une étape, quand les coureurs y parviennent. Leur responsabilité est limitée à entrer les résultats, c'est à dire le temps et le classement de chacun des coureurs aux points de passages pour lesquels ils </text:span><text:soft-page-break/><text:span text:style-name="T3">ont été désignés. Le commissaire de course peut modifiée une information saisie par un commissaire, sous réserve de justification. </text:span></text:p>
      <text:p text:style-name="P14"><text:tab/><text:span text:style-name="T4">Encore une fois, le commissaire de point de passage ne dispose que de ses prérogatives en temps réel, et ne peut saisir et modifier les données que lors du passage des coureurs au point de passage. Un commissaire de point de passage peut-être responsable de plusieurs de points de passage, à condition que ces derniers n'appartiennent pas à la même étape.</text:span></text:p>
      <text:h text:style-name="Heading_20_4" text:outline-level="4"><text:bookmark-start text:name="__RefHeading__1092_357600700"/>Les journalistes<text:bookmark-end text:name="__RefHeading__1092_357600700"/></text:h>
      <text:p text:style-name="P14"><text:tab/><text:span text:style-name="T1">Pour les journalistes qui couvrent le tour de France, disposer d'informations nombreuses et les plus exhaustives possibles sur le déroulement de la course est primordial. En effet, les informations recueillies par le système constitue la source d'information la plus importante et sera probablement considérée comme la plus fiable pour celui-ci. Le système doit être capable de lui fournir les informations en temps réel, c'est à dire pendant la course et pendant le déroulement d'une étape, mais aussi à des fins d'historique, de prospection d'informations, ou d'élaborations de statistiques plus larges que le tour de France, à une période postérieure au déroulement de la course.</text:span></text:p>
      <text:p text:style-name="P14"><text:tab/><text:span text:style-name="T1">Inutile de préciser que les journalistes auront un accès en lecture seule aux informations contenues dans le système. Peut-être que les informations les plus critiques ne seront pas mis à sa disposition dans un premier temps. On pense notamment aux données relatives contrôles anti-dopage dont la diffusion doit être maîtrisée par les organisateurs de la course, pour des raisons de confidentialité par exemple.</text:span></text:p>
      <text:h text:style-name="Heading_20_4" text:outline-level="4"><text:bookmark-start text:name="__RefHeading__1094_357600700"/>Les spectateurs<text:bookmark-end text:name="__RefHeading__1094_357600700"/></text:h>
      <text:p text:style-name="P14"><text:tab/><text:span text:style-name="T1">Un accès pour de simples spectateurs à la recherche de renseignements et ne disposant pas de carte de presse doit aussi être implémenté. Tout comme les journalistes, ils accèdent également aux données contenues dans le système en lecture seule. Peut-être auront-ils un accès à un nombre d'informations restreintes en comparaison des journalistes.</text:span></text:p>
      <text:p text:style-name="P14"><text:tab/><text:span text:style-name="T5">On pourrait poser la question de la pertinence d'un tel acteur dans le cadres des interactions avec notre système, étant donné que le journaliste est censé servir d'intermédiaire entre les informations de la course et le le spectateur lambda. Toutefois, pour des raisons de transparence, il a été convenu que chacun était libre d’accéder aux informations à la source, c'est à dire les données présentes dans ce système.</text:span></text:p>
      <text:h text:style-name="P35" text:outline-level="3"><text:bookmark-start text:name="__RefHeading__733_1495422941"/>Fonctionnement du système<text:bookmark-end text:name="__RefHeading__733_1495422941"/></text:h>
      <text:p text:style-name="P19">Le fonctionnement de certaines parties du système est à préciser ;</text:p>
      <text:list xml:id="list1573589591781624779" text:style-name="L13">
        <text:list-item>
          <text:p text:style-name="P51">Inscriptions</text:p>
          <text:p text:style-name="P51">On gère l'inscription d'un coureur à un Tour par l’intermédiaire d'un participant. Un participant du Tour est identifié par un numéro de dossard. Les numéros de dossard sont attribués en fonction du classement du tour précédent.</text:p>
        </text:list-item>
      </text:list>
      <text:list xml:id="list5673978957375339561" text:style-name="L14">
        <text:list-item>
          <text:p text:style-name="P52">Classement</text:p>
          <text:p text:style-name="P52">La gestion du classement se fait à l'aide de points de passage. En effet, chaque étape est définie par un certain nombre de points de passage qui permettent de connaître le tracé exact de l'étape. Certains de ces points de passage sont particuliers et compte pour le classement du meilleur grimpeur ou du meilleur sprinteur. On considère la ligne d'arrivée comme un point de passage. Un classement est donc effectué lors de ces points de passage.</text:p>
          <text:p text:style-name="P52">A la fin de chaque étape, le temps cumulé et le temps de l'étape est relevé pour chaque coureur et équipe. Et chaque porteur de maillot est mis à jour.</text:p>
        </text:list-item>
        <text:list-item>
          <text:p text:style-name="P52"><text:soft-page-break/>Attribution des points (montagne et sprint)</text:p>
          <text:p text:style-name="P52">Chaque point de passage particulier est associé à une certaine catégorie (col de catégorie 1,2,3,4 ou HC, sprint intermédiaire, sprint final). Chacune de ces catégories possède un barème pour l'attribution des points en fonction des places. Le nombre de places donnant droit à des points peut varier selon les catégories.</text:p>
        </text:list-item>
        <text:list-item>
          <text:p text:style-name="P52">Prix du plus combatif</text:p>
          <text:p text:style-name="P52">Un jury composé de 8 spécialistes est désigné pour l'ensemble du Tour. A chaque étape, les 8 spécialistes votent pour un coureur. Le coureur qui possède le plus de voix est élu « Coureur le plus combatif de l'étape ».</text:p>
          <text:p text:style-name="P52">A la fin du Tour, les 8 spécialistes votent pour élire le coureur « Super Combatif ».</text:p>
        </text:list-item>
        <text:list-item>
          <text:p text:style-name="P52">Abandon</text:p>
          <text:p text:style-name="P52">Afin d'avoir un traçage complet, lorsqu'un coureur abandonne, on relève le point de passage précédent qui 'il a franchi. On y ajoute alors le motif de l'abandon.</text:p>
          <text:p text:style-name="P52"><text:span text:style-name="T26">Si un coureur, abandonne en dehors de la course, on relève le dernier point de passage de l'étape précédente qui correspond à l'arrivée.</text:span></text:p>
        </text:list-item>
      </text:list>
      <text:h text:style-name="Heading_20_3" text:outline-level="3"><text:bookmark-start text:name="__RefHeading__735_1495422941"/>Flux<text:bookmark-end text:name="__RefHeading__735_1495422941"/></text:h>
      <text:p text:style-name="P42">Administrateur</text:p>
      <text:list xml:id="list6866568844065489540" text:style-name="L1">
        <text:list-item>
          <text:p text:style-name="P43">s'authentifier</text:p>
        </text:list-item>
        <text:list-item>
          <text:p text:style-name="P43">alimenter la base de données</text:p>
          <text:list>
            <text:list-item>
              <text:p text:style-name="P43">ajout nouvelle équipe, coureur, ville ou col</text:p>
            </text:list-item>
          </text:list>
        </text:list-item>
      </text:list>
      <text:list xml:id="list8804191089564081172" text:style-name="L7">
        <text:list-item>
          <text:p text:style-name="P44">gérer le futur tour</text:p>
          <text:list>
            <text:list-item>
              <text:p text:style-name="P44">ajouter les étapes et les points de passage</text:p>
            </text:list-item>
          </text:list>
        </text:list-item>
      </text:list>
      <text:p text:style-name="P42">Commissaire de course </text:p>
      <text:list xml:id="list2453279975571403395" text:style-name="L8">
        <text:list-item>
          <text:p text:style-name="P45">s'authentifier</text:p>
        </text:list-item>
      </text:list>
      <text:list xml:id="list7490113907508238436" text:style-name="L9">
        <text:list-item>
          <text:p text:style-name="P46">gérer une étape</text:p>
          <text:list>
            <text:list-item>
              <text:p text:style-name="P46">saisir le classement de l'étape</text:p>
            </text:list-item>
            <text:list-item>
              <text:p text:style-name="P46">attribuer les points récoltés aux différents points de passage</text:p>
            </text:list-item>
            <text:list-item>
              <text:p text:style-name="P46">mise à jour des classements généraux</text:p>
            </text:list-item>
            <text:list-item>
              <text:p text:style-name="P46">ajouter un abandon éventuel</text:p>
            </text:list-item>
            <text:list-item>
              <text:p text:style-name="P46">saisir le résultat du vote du plus combatif</text:p>
            </text:list-item>
          </text:list>
        </text:list-item>
      </text:list>
      <text:list xml:id="list2010144567102462971" text:style-name="L10">
        <text:list-item>
          <text:p text:style-name="P47">gérer les données existantes</text:p>
          <text:list>
            <text:list-item>
              <text:p text:style-name="P47">modification des informations saisies par un commissaire de point de passage</text:p>
            </text:list-item>
          </text:list>
        </text:list-item>
      </text:list>
      <text:p text:style-name="P42">Commissaire de point de passage</text:p>
      <text:list xml:id="list6292908901332700603" text:style-name="L11">
        <text:list-item>
          <text:p text:style-name="P48">gérer le classement d'un point de passage</text:p>
          <text:list>
            <text:list-item>
              <text:p text:style-name="P48">saisir le classement</text:p>
            </text:list-item>
          </text:list>
        </text:list-item>
      </text:list>
      <text:p text:style-name="P42">Spectateur/Journaliste</text:p>
      <text:p text:style-name="P49">récolter des informations</text:p>
      <text:h text:style-name="P30" text:outline-level="3"><text:bookmark-start text:name="__RefHeading__1216_357600700"/><text:soft-page-break/>Contraintes <text:s/>de développement<text:bookmark-end text:name="__RefHeading__1216_357600700"/></text:h>
      <text:p text:style-name="Text_20_body"><text:tab/>Le développement de l'application est soumis à certaines contraintes. Dans la phase de spécification le langage de modélisation utilisé doit être UML 2.0. Il s'agit non seulement d'un langage graphique mais de nombreuses descriptions afin de mieux comprend le fonctionnement du système seront nécessaires. Nous utiliserons donc des diagrammes d'utilisations, de séquences et de classes.</text:p>
      <text:p text:style-name="Text_20_body"><text:tab/>Pour la phase de conception, la méthode d'analyse qui doit être utilisée est MERISE. La structure du système d'information sera représentée à l'aide d'un Modèle Conceptuel de Données. La structure de données sera décrite grâce à un Modèle Logique de Données.</text:p>
      <text:p text:style-name="Text_20_body"><text:tab/>Le SGBD imposé est Oracle 10g ou 11g. </text:p>
      <text:p text:style-name="Text_20_body"><text:tab/>L'exploitation de la base de données s’effectuera avec le langage PL/SQL. Il s'agit d'un langage algorithmique complet qui comprend toutes les fonctionnalités SQL en y ajoutant une partie procédurale.</text:p>
      <text:p text:style-name="Text_20_body"><text:tab/>L'application doit être livrée sous forme de site Web. Le site respectera les normes imposées par le <text:bookmark text:name="firstHeading"/><text:span text:style-name="T24">World Wide Web Consortium. Il s'agit d'un organisme qui développe des standards pour le Web. Les languages utilisés seront donc HTML, CSS et JavaScript.</text:span></text:p>
      <text:p text:style-name="Text_20_body"><text:span text:style-name="T24"><text:tab/>Pour la phase de création, l'environnement de développement necessaire est Oracle Application Express également appelé ApEx. Il permet un developpement rapide d'applications Web utlisant une base de données Oracle.</text:span></text:p>
      <text:h text:style-name="P32" text:outline-level="3"><text:bookmark-start text:name="__RefHeading__1218_357600700"/><text:span text:style-name="T14">Hypothèses et dépendances</text:span><text:bookmark-end text:name="__RefHeading__1218_357600700"/></text:h>
      <text:h text:style-name="Heading_20_3" text:outline-level="3"><text:bookmark-start text:name="__RefHeading__737_1495422941"/>Périmètre du système<text:bookmark-end text:name="__RefHeading__737_1495422941"/></text:h>
      <text:p text:style-name="Text_20_body"><text:tab/><text:span text:style-name="T21">N</text:span>ous allons <text:span text:style-name="T21">maintenant</text:span> définir ce qui va être pris en compte dans le cadre de ce projet. Il convient de fixer les frontières du futur système dès maintenant pour s'assurer de sa conformité avec les besoins et les contraintes exprimées par les différents acteurs. Comme nous l'avons expliqué précédemment, on considère deux grandes parties dans le système. Ces parties seront utilisés par différents types d'acteurs, suivant leur rôle et leurs fonctions dans la course.</text:p>
      <text:p text:style-name="Text_20_body"><text:tab/>La première grande partie <text:span text:style-name="T22">du logiciel</text:span> est liée <text:s/>à la gestion de la course. Elle est utilisée par les <text:span text:style-name="T12">organisateurs pour la création de la course et par</text:span> commissaires qui saisissent les résultats au sein du système. Bien évidemment, chaque type d'acteur aura des privilèges différents suivant ses responsabilités et des prérogatives dans le cadre de l'évènement. Chacun de ces utilisateur aura un niveau d'accès personnalisé, évitant ainsi certaines manipulations, entraînant des informations erronées ou non cohérentes</text:p>
      <text:p text:style-name="Text_20_body"><text:tab/><text:span text:style-name="T22">Une</text:span> deuxième partie concernera la visualisation des différents détails de la course aux acteurs n'ayant accès au système <text:span text:style-name="T22">que</text:span> dans un but informatif, et n <text:span text:style-name="T22">n'ayant aucune responsabilité quant</text:span> à la gestion en tant que telle de la course. Ces utilisateurs sont des personnes étrangères à l'organisation technique du tour de France, tel que les spectateurs souhaitant recueillir des informations dans un cadre strictement privé et non commercial. Les journalistes auront aussi un accès en lecture seule, mais avec pour objectif de les transmettre à un large public.</text:p>
      <text:p text:style-name="Text_20_body"><text:span text:style-name="T25"><text:tab/>C</text:span>es deux parties porteront uniquement sur un Tour de France et plus précisément celui de l'année 2012. De ce fait, les modifications de point de règlement d'un Tour à l'autre ne sont pas gérées.</text:p>
      <text:p text:style-name="Text_20_body"><text:tab/>Une sous-partie du système permet également de gérer les contrôles anti-dopage. Cette gestion se limite à la saisie d'un contrôle à une date donnée pour un coureur. Le résultat de se contrôle peut aussi être saisi.</text:p>
      <text:h text:style-name="P33" text:outline-level="3"><text:bookmark-start text:name="__RefHeading__739_1495422941"/><text:soft-page-break/>Extensions<text:bookmark-end text:name="__RefHeading__739_1495422941"/></text:h>
      <text:p text:style-name="Text_20_body"><text:span text:style-name="T13"><text:tab/>Les extensions possibles apportées ci-dessous ne sont présentes qu'à titre informatif. Par définition, elle ne seront pas implémentées et n'influeront aucunement sur le développement du projet. Bien que jugées pertinentes, elles dépassent amplement les limites qui ont été fixées pour le développement de ce système.</text:span></text:p>
      <text:p text:style-name="P53"><text:tab/><text:span text:style-name="T13">Il aurait été possible d'interfacer l'application avec des systèmes extérieurs dans le but de faciliter la saisie et d'automatiser un certain nombre de processus, réduisant par la même le risque d'erreurs et d'insertion de mauvaises données. On pense par exemple à des systèmes de bases de données géographique utiles pour automatiser la saisie des latitudes, longitudes et altitudes nécessaires à notre système. On aurait aussi pu intégrer un module permettant de récupérer automatiquement les informations météorologiques qui peuvent influer sur le déroulement de la course ainsi que les résultats. Une autre possibilité aurait été d'ajouter un module qui aurait pour fonction d'envoyer des informations <text:s/>à un système de l'UCI (Union Cycliste Internationale) tel que les résultats de la course ou les contrôles anti-dopage.</text:span></text:p>
      <text:p text:style-name="Text_20_body"><text:tab/>Afin de ne pas compliquer le système, il a été décidé de n'implémenter le système que pour le tour de France. On aurait pu envisager un plus haut niveau de généricité pour que le système soit utilisé dans le cadre d'autres courses cyclistes par étape (tour d'Espagne, tour d'Italie, ...) dont les règles et le mode de fonctionnement sont très proches. On aurait pu aller encore plus loin en proposant un système compatible avec d'autres courses cyclistes au fonctionnement totalement différent (les courses d'un jour par exemple).</text:p>
      <text:p text:style-name="Text_20_body"><text:tab/>Pour la gestion interne du Tour, il aurait été possible d'ajouter une gestion de la caravane. Cette sous-partie permettrait de gérer les partenaires présents dans la caravane, gérer l'ordre de passage des chars ainsi que les horaires. On pourrait également ajouter un grand nombre d'information portant sur l'aspect « touristique ». Le public pourrait alors en savoir plus sur les villes et départements traversée comme un historique, les monuments à visiter ou alors des hôtels recommandés pour suivre le Tour à travers la France. La gestion des contrôles anti-dopage peut être affinée avec des informations sur les types de contrôles effectués, sur le lieu, sur le laboratoire effectuant les analyses ou sur la planification des contrôles pour le vainqueur d'étape et le maillot jaune. Avec une extension du système permettant de gérer plusieurs Tours, il faut pouvoir gérer les points de règlements qui peuvent changer d'une édition à l'autre. Enfin, une partie peut être dédiée à la gestion de l'organisation du Tour de France. Cette sous-partie offrirait la possibilité au équipe techniques d'obtenir des informations sur leur planning, leur logement tout au long du parcours.</text:p>
      <text:h text:style-name="P27" text:outline-level="1"/>
      <text:h text:style-name="P28" text:outline-level="1"><text:bookmark-start text:name="__RefHeading__741_1495422941"/>Conception<text:bookmark-end text:name="__RefHeading__741_1495422941"/></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background-color="transparent" text:number-lines="false" text:line-number="0" style:vertical-align="baseline">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Partie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I">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3T15:00:19.667728000</meta:creation-date>
    <dc:date>2014-04-15T21:27:47.155208000</dc:date>
    <meta:editing-duration>PT7H45M29S</meta:editing-duration>
    <meta:editing-cycles>39</meta:editing-cycles>
    <meta:generator>LibreOffice/4.1.4.2$MacOSX_x86 LibreOffice_project/0a0440ccc0227ad9829de5f46be37cfb6edcf72</meta:generator>
    <meta:document-statistic meta:table-count="2" meta:image-count="0" meta:object-count="0" meta:page-count="11" meta:paragraph-count="163" meta:word-count="3401" meta:character-count="21325" meta:non-whitespace-character-count="18069"/>
  </office:meta>
</office:document-meta>
</file>